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cf8" officeooo:paragraph-rsid="00099cf8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9cf8" officeooo:paragraph-rsid="00099cf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9cf8" officeooo:paragraph-rsid="00099cf8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 for Generating Data</text:p>
      <text:p text:style-name="P1">import numpy as np</text:p>
      <text:p text:style-name="P1">from sys import exit</text:p>
      <text:p text:style-name="P1">from random import shuffle</text:p>
      <text:p text:style-name="P1">import csv</text:p>
      <text:p text:style-name="P1">import discriminantAnal as da</text:p>
      <text:p text:style-name="P1"/>
      <text:p text:style-name="P1">csvFile = open('clean1.tsv', 'rb')</text:p>
      <text:p text:style-name="P1">next(csvFile, None)</text:p>
      <text:p text:style-name="P1">dataFile = csv.reader(csvFile, delimiter='\t') </text:p>
      <text:p text:style-name="P1">dataDim = 166</text:p>
      <text:p text:style-name="P1">sampleSize = 80</text:p>
      <text:p text:style-name="P1">totalGroup = 2</text:p>
      <text:p text:style-name="P1">poolSampleSize = totalGroup * sampleSize</text:p>
      <text:p text:style-name="P1">groupNum = [] </text:p>
      <text:p text:style-name="P1">data = []</text:p>
      <text:p text:style-name="P1"/>
      <text:p text:style-name="P1">for row in dataFile:</text:p>
      <text:p text:style-name="P1"><text:s text:c="4"/>data.append(map(float, row[2:-1]))</text:p>
      <text:p text:style-name="P1"><text:s text:c="4"/>groupNum.append(int(row[-1])) <text:s text:c="4"/></text:p>
      <text:p text:style-name="P1">secondGroupStart = groupNum.index(0)</text:p>
      <text:p text:style-name="P1">secondGroupEnd = secondGroupStart + sampleSize </text:p>
      <text:p text:style-name="P1">data = np.concatenate((data[:][0:sampleSize], data[:][secondGroupStart:secondGroupEnd]), axis=0)</text:p>
      <text:p text:style-name="P1">groupNum = sampleSize*[1] + sampleSize*[0]</text:p>
      <text:p text:style-name="P1"/>
      <text:p text:style-name="P1">fold = 5</text:p>
      <text:p text:style-name="P1">testSize = int(poolSampleSize/fold)</text:p>
      <text:p text:style-name="P1">trainSize = poolSampleSize - testSize </text:p>
      <text:p text:style-name="P1">reducedDimStart = trainSize/2 - 10 </text:p>
      <text:p text:style-name="P1"/>
      <text:p text:style-name="P1">aggErrorRateHaff = []</text:p>
      <text:p text:style-name="P1">aggErrorRatePaper = []</text:p>
      <text:p text:style-name="P1">dimension = []</text:p>
      <text:p text:style-name="P1">rep = 500 </text:p>
      <text:p text:style-name="P1">for dim in range(2, reducedDimStart, 5):</text:p>
      <text:p text:style-name="P1"><text:s text:c="4"/>dimension.append(dim)</text:p>
      <text:p text:style-name="P1"><text:s text:c="4"/>for repetition in range(rep):</text:p>
      <text:p text:style-name="P1"><text:s text:c="8"/>index = list(range(poolSampleSize)) </text:p>
      <text:p text:style-name="P1"><text:s text:c="8"/>shuffle(index)</text:p>
      <text:p text:style-name="P1"><text:s text:c="8"/>misclassifyHaff = 0</text:p>
      <text:p text:style-name="P1"><text:s text:c="8"/>misclassifyPaper = 0</text:p>
      <text:p text:style-name="P1"><text:s text:c="8"/>for i in range(fold):</text:p>
      <text:p text:style-name="P1"><text:s text:c="12"/>testIndex = index[i*testSize : (i+1)*testSize]</text:p>
      <text:p text:style-name="P1"><text:s text:c="12"/>testGroupNum = [groupNum[i] for i in testIndex]</text:p>
      <text:p text:style-name="P1"><text:s text:c="12"/>trainIndex = list(set(index) - set(testIndex)) </text:p>
      <text:p text:style-name="P1"><text:s text:c="12"/>trainIndex1, trainIndex2 = da.splitTrainDat(trainIndex, groupNum)</text:p>
      <text:p text:style-name="P1"><text:s text:c="4"/></text:p>
      <text:p text:style-name="P1"><text:s text:c="12"/>test = data[testIndex]</text:p>
      <text:p text:style-name="P1"><text:soft-page-break/><text:s text:c="12"/>group1 = data[trainIndex1]</text:p>
      <text:p text:style-name="P1"><text:s text:c="12"/>group2 = data[trainIndex2]</text:p>
      <text:p text:style-name="P1"><text:s text:c="12"/>group = data[trainIndex]</text:p>
      <text:p text:style-name="P1"><text:s text:c="12"/></text:p>
      <text:p text:style-name="P1"><text:s text:c="12"/>sampleSize1 = np.size(group1, axis=0)</text:p>
      <text:p text:style-name="P1"><text:s text:c="12"/>sampleSize2 = np.size(group2, axis=0)</text:p>
      <text:p text:style-name="P1"><text:s text:c="12"/>mean1 = np.mean(group1, axis=0).reshape(-1,1)</text:p>
      <text:p text:style-name="P1"><text:s text:c="12"/>mean2 = np.mean(group2, axis=0).reshape(-1,1)</text:p>
      <text:p text:style-name="P1"><text:s text:c="12"/>covar1 = np.cov(group1.T)</text:p>
      <text:p text:style-name="P1"><text:s text:c="12"/>covar2 = np.cov(group2.T)</text:p>
      <text:p text:style-name="P1"><text:s text:c="12"/>covarPooled = np.cov(group.T)</text:p>
      <text:p text:style-name="P1"><text:s text:c="12"/></text:p>
      <text:p text:style-name="P1"><text:s text:c="12"/>dimRedMatPaper = np.concatenate((mean2-mean1, covarPooled), axis=1)</text:p>
      <text:p text:style-name="P1"><text:s text:c="12"/>dimRedMatPaper,a,b = np.linalg.svd(dimRedMatPaper, full_matrices=False) </text:p>
      <text:p text:style-name="P1"><text:s text:c="12"/>dimRedMatPaper = dimRedMatPaper[:, 0:dim]</text:p>
      <text:p text:style-name="P1"><text:s text:c="12"/>paperTrain1 = group1.dot(dimRedMatPaper) </text:p>
      <text:p text:style-name="P1"><text:s text:c="12"/>paperTrain2 = group2.dot(dimRedMatPaper) </text:p>
      <text:p text:style-name="P1"><text:s text:c="12"/>paperTest = test.dot(dimRedMatPaper) </text:p>
      <text:p text:style-name="P1"><text:s text:c="4"/></text:p>
      <text:p text:style-name="P1"><text:s text:c="12"/>meanPaper1 = np.mean(paperTrain1, axis=0).reshape(-1, 1)</text:p>
      <text:p text:style-name="P1"><text:s text:c="12"/>covarPaper1 = np.cov(paperTrain1.T)</text:p>
      <text:p text:style-name="P1"><text:s text:c="12"/>meanPaper2 = np.mean(paperTrain2, axis=0).reshape(-1, 1)</text:p>
      <text:p text:style-name="P1"><text:s text:c="12"/>covarPaper2 = np.cov(paperTrain2.T)</text:p>
      <text:p text:style-name="P1"><text:s text:c="4"/></text:p>
      <text:p text:style-name="P1"><text:s text:c="4"/></text:p>
      <text:p text:style-name="P1"><text:s text:c="12"/></text:p>
      <text:p text:style-name="P1"><text:s text:c="12"/>dimRedMat = covar2 - covar1</text:p>
      <text:p text:style-name="P1"><text:s text:c="12"/>dimRedMat, a, b = np.linalg.svd(dimRedMat, full_matrices=False)</text:p>
      <text:p text:style-name="P1"><text:s text:c="12"/>dimRedMat = dimRedMat[:, 0:min(sampleSize1-2, sampleSize2-2)]</text:p>
      <text:p text:style-name="P1"><text:s text:c="12"/></text:p>
      <text:p text:style-name="P1"><text:s text:c="12"/>newGroup1 = group1.dot(dimRedMat) </text:p>
      <text:p text:style-name="P1"><text:s text:c="12"/>newGroup2 = group2.dot(dimRedMat)</text:p>
      <text:p text:style-name="P1"><text:s text:c="12"/>newTest = test.dot(dimRedMat)</text:p>
      <text:p text:style-name="P1"><text:s text:c="4"/></text:p>
      <text:p text:style-name="P1"><text:s text:c="12"/>sampleSize1 = np.size(newGroup1, axis=0)</text:p>
      <text:p text:style-name="P1"><text:s text:c="12"/>dataDim1 = np.size(newGroup1, axis=1) </text:p>
      <text:p text:style-name="P1"><text:s text:c="12"/>sampleSize2 = np.size(newGroup2, axis=0)</text:p>
      <text:p text:style-name="P1"><text:s text:c="12"/>dataDim2 = np.size(newGroup2, axis=1) </text:p>
      <text:p text:style-name="P1"><text:s text:c="12"/></text:p>
      <text:p text:style-name="P1"><text:s text:c="12"/>newMean1 = np.mean(newGroup1, axis=0).reshape(-1, 1)</text:p>
      <text:p text:style-name="P1"><text:s text:c="12"/>newCovar1 = np.cov(newGroup1.T)</text:p>
      <text:p text:style-name="P1"><text:s text:c="12"/>newMean2 = np.mean(newGroup2, axis=0).reshape(-1, 1)</text:p>
      <text:p text:style-name="P1"><text:s text:c="12"/>newCovar2 = np.cov(newGroup2.T)</text:p>
      <text:p text:style-name="P1"><text:s text:c="12"/></text:p>
      <text:p text:style-name="P1"><text:s text:c="12"/>sTildeInv1 = da.sTildeInv(newCovar1, dataDim1, sampleSize) </text:p>
      <text:p text:style-name="P1"><text:s text:c="12"/>sTildeInv2 = da.sTildeInv(newCovar2, dataDim2, sampleSize) </text:p>
      <text:p text:style-name="P1"><text:s text:c="12"/>dimRedMat = np.concatenate((sTildeInv1.dot(newMean1)-sTildeInv2.dot(newMean2),</text:p>
      <text:p text:style-name="P1"><text:s text:c="24"/>newCovar2-newCovar1), axis=1)</text:p>
      <text:p text:style-name="P1"><text:s text:c="12"/>dimRedMat,a,b = np.linalg.svd(dimRedMat)</text:p>
      <text:p text:style-name="P1"><text:soft-page-break/><text:s text:c="12"/>dimRedMat = dimRedMat[:, 0:dim]</text:p>
      <text:p text:style-name="P1"><text:s text:c="4"/></text:p>
      <text:p text:style-name="P1"><text:s text:c="12"/>trainHaff1 = newGroup1.dot(dimRedMat)</text:p>
      <text:p text:style-name="P1"><text:s text:c="12"/>trainHaff2 = newGroup2.dot(dimRedMat)</text:p>
      <text:p text:style-name="P1"><text:s text:c="12"/>testHaff = newTest.dot(dimRedMat)</text:p>
      <text:p text:style-name="P1"><text:s text:c="12"/></text:p>
      <text:p text:style-name="P1"><text:s text:c="12"/>meanHaff1 = np.mean(trainHaff1, axis=0).reshape(-1, 1)</text:p>
      <text:p text:style-name="P1"><text:s text:c="12"/>covarHaff1 = np.cov(trainHaff1.T)</text:p>
      <text:p text:style-name="P1"><text:s text:c="12"/>meanHaff2 = np.mean(trainHaff2, axis=0).reshape(-1, 1)</text:p>
      <text:p text:style-name="P1"><text:s text:c="12"/>covarHaff2 = np.cov(trainHaff2.T)</text:p>
      <text:p text:style-name="P1"><text:s text:c="12"/>for j in range(testSize):</text:p>
      <text:p text:style-name="P1"><text:s text:c="16"/>distHaff1 = da.qdf(testHaff[j, : ].reshape(-1, 1), covarHaff1, meanHaff1) </text:p>
      <text:p text:style-name="P1"><text:s text:c="16"/>distHaff2 = da.qdf(testHaff[j, : ].reshape(-1, 1), covarHaff2, meanHaff2) </text:p>
      <text:p text:style-name="P1"><text:s text:c="16"/>if da.classify(distHaff1, distHaff2) != testGroupNum[j]:</text:p>
      <text:p text:style-name="P1"><text:s text:c="20"/>misclassifyHaff += 1</text:p>
      <text:p text:style-name="P1"><text:s text:c="16"/>distPaper1 = da.qdf(paperTest[j, : ].reshape(-1, 1), covarPaper1, meanPaper1)</text:p>
      <text:p text:style-name="P1"><text:s text:c="16"/>distPaper2 = da.qdf(paperTest[j, : ].reshape(-1, 1), covarPaper2, meanPaper2)</text:p>
      <text:p text:style-name="P1"><text:s text:c="16"/>if da.classify(distPaper1, distPaper2) != testGroupNum[j]:</text:p>
      <text:p text:style-name="P1"><text:s text:c="20"/>misclassifyPaper += 1</text:p>
      <text:p text:style-name="P1"><text:s text:c="4"/></text:p>
      <text:p text:style-name="P1"><text:s text:c="8"/>aggErrorRateHaff.append(misclassifyHaff/float(fold*testSize)) <text:s text:c="8"/></text:p>
      <text:p text:style-name="P1"><text:s text:c="8"/>aggErrorRatePaper.append(misclassifyPaper/float(fold*testSize)) <text:s text:c="8"/></text:p>
      <text:p text:style-name="P1"/>
      <text:p text:style-name="P1">aggErrorRateHaff = np.array(aggErrorRateHaff).reshape((rep, -1), order='F')</text:p>
      <text:p text:style-name="P1">aggErrorRatePaper = np.array(aggErrorRatePaper).reshape((rep, -1), order='F')</text:p>
      <text:p text:style-name="P1"/>
      <text:p text:style-name="P1"/>
      <text:p text:style-name="P1">np.save('dataFile', aggErrorRateHaff)</text:p>
      <text:p text:style-name="P1">np.save('dataFile2', aggErrorRatePaper)</text:p>
      <text:p text:style-name="P1">np.save('dimensions', dimension)</text:p>
      <text:p text:style-name="P1"/>
      <text:p text:style-name="P1"/>
      <text:p text:style-name="P2">Code for Plot</text:p>
      <text:p text:style-name="P3">import numpy as np</text:p>
      <text:p text:style-name="P3">from matplotlib import pyplot as plt</text:p>
      <text:p text:style-name="P3">from sys import exit</text:p>
      <text:p text:style-name="P3"/>
      <text:p text:style-name="P3">dimension = np.load('dimensions.npy')</text:p>
      <text:p text:style-name="P3">name = 'Dim '</text:p>
      <text:p text:style-name="P3">num = list(map(str, dimension))</text:p>
      <text:p text:style-name="P3">label = list(map(lambda y:name+y, num))</text:p>
      <text:p text:style-name="P3">data1 = np.load('dataFile.npy')</text:p>
      <text:p text:style-name="P3">print data1</text:p>
      <text:p text:style-name="P3">print '\n'</text:p>
      <text:p text:style-name="P3">data2 = np.load('dataFile2.npy')</text:p>
      <text:p text:style-name="P3">print data2</text:p>
      <text:p text:style-name="P3"/>
      <text:p text:style-name="P3">plt.figure(1)</text:p>
      <text:p text:style-name="P3"><text:soft-page-break/>plt.boxplot(data1)</text:p>
      <text:p text:style-name="P3"/>
      <text:p text:style-name="P3">plt.xticks(range(1, np.size(data1, axis=1)+1), label)</text:p>
      <text:p text:style-name="P3">plt.xlabel('Reduced Dimension')</text:p>
      <text:p text:style-name="P3">plt.ylabel('Error Rate')</text:p>
      <text:p text:style-name="P3">plt.title('Error Rate Estimate by Our Methods')</text:p>
      <text:p text:style-name="P3"/>
      <text:p text:style-name="P3">plt.figure(2)</text:p>
      <text:p text:style-name="P3">plt.boxplot(data2)</text:p>
      <text:p text:style-name="P3"/>
      <text:p text:style-name="P3">plt.xticks(range(1, np.size(data2, axis=1)+1), label)</text:p>
      <text:p text:style-name="P3">plt.xlabel('Reduced Dimension')</text:p>
      <text:p text:style-name="P3">plt.ylabel('Error Rate')</text:p>
      <text:p text:style-name="P3">plt.title('Error Rate Estimate by Methods from the Paper')</text:p>
      <text:p text:style-name="P3"/>
      <text:p text:style-name="P3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24:19.484440433</meta:creation-date>
    <dc:date>2018-07-16T16:27:20.610874153</dc:date>
    <meta:editing-duration>PT3M1S</meta:editing-duration>
    <meta:editing-cycles>1</meta:editing-cycles>
    <meta:document-statistic meta:table-count="0" meta:image-count="0" meta:object-count="0" meta:page-count="4" meta:paragraph-count="146" meta:word-count="481" meta:character-count="5744" meta:non-whitespace-character-count="4385"/>
    <meta:generator>LibreOffice/5.1.6.2$Linux_X86_64 LibreOffice_project/10m0$Build-2</meta:generator>
  </office:meta>
</office:document-meta>
</file>